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" style:family="paragraph" style:parent-style-name="Standard">
      <style:text-properties style:font-name="Liberation Sans"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P3" style:family="paragraph" style:parent-style-name="Standard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text-properties style:font-name="Liberation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" style:family="paragraph" style:parent-style-name="Standard">
      <style:text-properties style:font-name="Liberation Sans" fo:font-size="10.5pt" style:font-size-asian="10.5pt" style:font-size-complex="10.5pt"/>
    </style:style>
    <style:style style:name="P7" style:family="paragraph" style:parent-style-name="Standard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000000" style:font-name="Liberation Sans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Standard">
      <style:paragraph-properties fo:margin-left="0.5728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.5728in" fo:margin-right="0in" fo:text-indent="0in" style:auto-text-indent="false"/>
      <style:text-properties style:font-name="Liberation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paragraph-properties fo:margin-left="0.6146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.0102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0.0102in" fo:margin-right="0in" fo:text-indent="0in" style:auto-text-indent="false"/>
      <style:text-properties style:font-name="Liberation San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14" style:family="paragraph" style:parent-style-name="Standard">
      <style:paragraph-properties fo:margin-left="0.5728in" fo:margin-right="0.1146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.552in" fo:margin-right="0in" fo:text-indent="0in" style:auto-text-indent="false"/>
      <style:text-properties style:font-name="Liberation Sans" fo:font-size="10.5pt" style:font-size-asian="10.5pt" style:font-size-complex="10.5pt"/>
    </style:style>
    <style:style style:name="P16" style:family="paragraph" style:parent-style-name="Standard">
      <style:paragraph-properties fo:margin-left="0.552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0.552in" fo:margin-right="0in" fo:text-indent="0in" style:auto-text-indent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Liberation San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iberation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margin-left="0.4898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0.4898in" fo:margin-right="0in" fo:text-indent="0in" style:auto-text-indent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25" style:family="paragraph" style:parent-style-name="Standard">
      <style:paragraph-properties fo:margin-left="0.5102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margin-left="0.5102in" fo:margin-right="0in" fo:text-indent="0in" style:auto-text-indent="fals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27" style:family="paragraph" style:parent-style-name="Standard" style:list-style-name="L1"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P28" style:family="paragraph" style:parent-style-name="Standard" style:list-style-name="L2">
      <style:text-properties style:font-name="Liberation Sans" fo:font-size="10.5pt" style:font-size-asian="10.5pt" style:font-size-complex="10.5pt"/>
    </style:style>
    <style:style style:name="P29" style:family="paragraph" style:parent-style-name="Standard" style:list-style-name="L3">
      <style:text-properties style:font-name="Liberation Sans" fo:font-size="10.5pt" style:font-size-asian="10.5pt" style:font-size-complex="10.5pt"/>
    </style:style>
    <style:style style:name="P30" style:family="paragraph" style:parent-style-name="Standard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31" style:family="paragraph" style:parent-style-name="Standard" style:list-style-name="L2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32" style:family="paragraph" style:parent-style-name="Standard" style:list-style-name="L4">
      <style:text-properties style:font-name="Liberation Sans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Standard" style:list-style-name="L2">
      <style:text-properties fo:color="#280099" style:font-name="Liberation Sans" fo:font-size="10.5pt" fo:font-weight="bold" style:font-size-asian="10.5pt" style:font-weight-asian="bold" style:font-size-complex="10.5pt" style:font-weight-complex="bold"/>
    </style:style>
    <style:style style:name="P34" style:family="paragraph" style:parent-style-name="Standard" style:list-style-name="L3">
      <style:paragraph-properties fo:margin-left="0.5in" fo:margin-right="0in" fo:text-indent="-0.25in" style:auto-text-indent="false">
        <style:tab-stops/>
      </style:paragraph-properties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break-before="page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P36" style:family="paragraph" style:parent-style-name="Standard">
      <style:paragraph-properties fo:margin-left="0.5102in" fo:margin-right="0in" fo:text-indent="0in" style:auto-text-indent="false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color="#280099"/>
    </style:style>
    <style:style style:name="T2" style:family="text">
      <style:text-properties fo:color="#280099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Liberation Sans" fo:font-size="10.5pt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dviso (Warning):</text:p>
      <text:list xml:id="list2032544625" text:style-name="L1">
        <text:list-item>
          <text:p text:style-name="P27">No tome Aspirina, Ibuprofen, Tylanol, Advil, etc. con la Omega-3 (aceite de pescado).</text:p>
        </text:list-item>
        <text:list-item>
          <text:p text:style-name="P27">No tome drogas que pone sangre aquita.</text:p>
        </text:list-item>
        <text:list-item>
          <text:p text:style-name="P27">No tome IP-6 o Longevinex (pastilla de vine) si tiene anemia (defencia de huerro).</text:p>
        </text:list-item>
        <text:list-item>
          <text:p text:style-name="P27"><text:span text:style-name="T11">No tome leche de vaca con </text:span><text:span text:style-name="T3">pasteurización</text:span>. Muy mala. Le da alergias y hace dano al systema immune. Compre: <text:span text:style-name="T3">www.nycrawmilk.com/</text:span></text:p>
        </text:list-item>
        <text:list-item>
          <text:p text:style-name="P27">As long as the cancer does not spread, don't worry over the tumor.</text:p>
        </text:list-item>
      </text:list>
      <text:p text:style-name="P3"/>
      <text:p text:style-name="P2">Mas Information (en ingles, por Internet):</text:p>
      <text:list xml:id="list1949438147" text:style-name="L2">
        <text:list-item>
          <text:p text:style-name="P28"><text:span text:style-name="T2">NaturaLHeaLthLibrarian.com</text:span><text:span text:style-name="T3"> <text:s text:c="4"/></text:span></text:p>
        </text:list-item>
        <text:list-item>
          <text:p text:style-name="P33">TheCancerBook.com <text:s/></text:p>
        </text:list-item>
        <text:list-item>
          <text:p text:style-name="P31"><text:span text:style-name="T1">megaUni.com/salud </text:span><text:span text:style-name="T7">(Copia de </text:span><text:span text:style-name="T8">esta paginas por la Internet)</text:span></text:p>
        </text:list-item>
      </text:list>
      <text:p text:style-name="P8"/>
      <text:p text:style-name="P7">Esta lista usa estas tiendias:</text:p>
      <text:list xml:id="list730427426" text:style-name="L3">
        <text:list-item>
          <text:p text:style-name="P34">Amazon.com</text:p>
        </text:list-item>
        <text:list-item>
          <text:p text:style-name="P34">Vitamin Shoppe<text:span text:style-name="T6"> <text:s/>– Tienda de calle.</text:span></text:p>
        </text:list-item>
        <text:list-item>
          <text:p text:style-name="P34">LuckyVitamin.com – <text:span text:style-name="T6">888-635-0474 <text:line-break/>(Puede usar UPS o por correo)</text:span></text:p>
        </text:list-item>
        <text:list-item>
          <text:p text:style-name="P29"><text:span text:style-name="T3">LifeSpanNutrition.com </text:span><text:span text:style-name="T6">– (800) 247-5731 <text:line-break/>(Ellos usan solo correo)</text:span></text:p>
        </text:list-item>
      </text:list>
      <text:p text:style-name="P5"/>
      <text:p text:style-name="P1">Rhumatoid Arthritis <text:span text:style-name="T9">(dolor de <text:s/>manos), Diabetes, Corazon </text:span></text:p>
      <text:p text:style-name="P3">Omega-3: 1000 mg 3-4 times a day. </text:p>
      <text:p text:style-name="P3">Tome con comida para evita la nausea . Leer el adviso en esta pagina</text:p>
      <text:p text:style-name="P9"><text:span text:style-name="T3">Super Omega-3 Carlson Laboratories<text:line-break/></text:span>130 (capsules/pastillas) – (2 bottles)</text:p>
      <text:p text:style-name="P9"><text:s/>$13 - LuckyVitamin.com </text:p>
      <text:p text:style-name="P9"/>
      <text:p text:style-name="P14"><text:span text:style-name="T3">Cualquer Marka (Whatever brand)</text:span><text:line-break/>Buy the store brand in your local big-chain pharmacy like Eckerd's, Rite Aid, CVS, etc.</text:p>
      <text:p text:style-name="P9"/>
      <text:p text:style-name="P6"><text:span text:style-name="T4">Knee Ostero-Arthritis</text:span><text:span text:style-name="T3"> (dolor de rodilla) + Cataracts. </text:span><text:span text:style-name="T6">(But, not for back pain)</text:span></text:p>
      <text:p text:style-name="P3">Hyaluronic Acid: 50 mg – 100 mg <text:line-break/>Mas bueno que glucosamine and chondroitin. (Pero no para espalda.)<text:line-break/>Aqua: <text:s/>3 or mas vasos cada dia. </text:p>
      <text:p text:style-name="P15"><text:span text:style-name="T3">Source Naturals Hyaluronic Joint Complex <text:line-break/></text:span><text:span text:style-name="T6">Mas effectivo. (This is the most effective.)</text:span></text:p>
      <text:p text:style-name="P16">$30 – 120 tablets - Amazon.com – Free Shipping</text:p>
      <text:p text:style-name="P16">$15 – 60 tablets - LuckyVitamin.com </text:p>
      <text:p text:style-name="P17">Source Naturals Skin Eternal Hyaluronic Acid </text:p>
      <text:p text:style-name="P16">Vitamin Shoppe or GNC - $10 – 60 tablets. <text:s/></text:p>
      <text:p text:style-name="P16">(Buy this one if you are in a hurry. This is the second best.)</text:p>
      <text:p text:style-name="P16"/>
      <text:p text:style-name="P4">Cold, Resfriado, Cataracts, Corazon</text:p>
      <text:p text:style-name="P5">Vitamin C: 500 mg -o- 1,000 mg<text:line-break/>3 times a day. Cualquer marka. (Whatever brand. )</text:p>
      <text:p text:style-name="P5">1,000 mg cada hora durante enfermadad.</text:p>
      <text:p text:style-name="P1"/>
      <text:p text:style-name="P1">Ostero-porosis, Heart (corazon), Menopause, Cancer, Flu, Fibromyalgia, Sleep (sueno), PMS, Hormonal Imbalances + Back Pain (Dolor de Espalda)</text:p>
      <text:p text:style-name="P5">Vitamin D3 - 5,000 I.U. + Magnesium Citrate - 600 mg <text:s/>+ Flaxseed Meal (Linaza)</text:p>
      <text:p text:style-name="P9"><text:span text:style-name="T10">30 Minutes of Sunshine</text:span><text:span text:style-name="T9"> - (Vitamin D + Magnes. Citrate) - $15 <text:line-break/>Tienda/Store: LifeSpanNutrition.com </text:span></text:p>
      <text:p text:style-name="P10"/>
      <text:p text:style-name="P9"><text:span text:style-name="T10">Perfect Multi Super Greens</text:span><text:span text:style-name="T9"> (Purity Products) - Multivitamin</text:span></text:p>
      <text:p text:style-name="P10">LuckyVitamin.com </text:p>
      <text:p text:style-name="P10"/>
      <text:p text:style-name="P9"><text:span text:style-name="T10">Bone Density Formula</text:span><text:span text:style-name="T9"> (Purity Products) - $18<text:line-break/>Calcio + Boro + Magnesium Citrate </text:span></text:p>
      <text:p text:style-name="P10">Tienda/Store: LifeSpanNutrition.com </text:p>
      <text:p text:style-name="P10"/>
      <text:p text:style-name="P9"><text:span text:style-name="T10">Barlean's Forti-Flax</text:span><text:span text:style-name="T9"> - $6 - (linaza) or </text:span><text:span text:style-name="T10">Brevail</text:span><text:span text:style-name="T9"> ($14, pills)</text:span></text:p>
      <text:p text:style-name="P10">Tiendas/Stores: Vitamin Shoppe, LifeSpan Nutrition</text:p>
      <text:p text:style-name="P3"/>
      <text:p text:style-name="P1">Dientes (Teeth)</text:p>
      <text:p text:style-name="P9"><text:span text:style-name="T10">30 Minutes of Sunshine</text:span><text:span text:style-name="T9"> - $15 (Vitamin D3 + Magnesio)<text:line-break/>Tienda/Store: LifeSpanNutrition.com </text:span></text:p>
      <text:p text:style-name="P10"/>
      <text:p text:style-name="P9"><text:span text:style-name="T10">NOW XyliWhite Toothpaste</text:span><text:span text:style-name="T9"> - $3 - (Crème para Dientes Sensitivos)</text:span></text:p>
      <text:p text:style-name="P10">Tienda/Store: LuckyVitamin.com</text:p>
      <text:p text:style-name="P3"/>
      <text:p text:style-name="P1">Tumors, Cancer, Eyes, Energy, Brain/Memory, Bones, Sleep, Diabetes, Rheumatoid Arthritis, Back Pain (Dolor de Espalda)...</text:p>
      <text:p text:style-name="P3"><text:span text:style-name="T4">... casi todo (almost everything).</text:span> <text:s/>For adult men and non-menstruating/post-menopausal women. <text:span text:style-name="T3">Don't take at the same time with medications, drugs, aspirin, Advil, Tylenol, Arimidex, etc. </text:span>Safety booklet comes inside each box. For best results, take at a later time than Vitamin C.</text:p>
      <text:p text:style-name="P11"><text:span text:style-name="T3">Longevinex.com</text:span> - (866) – 405-4000 – (Correo Postal)<text:line-break/>$37 (1 box)<text:line-break/>$120 (4 boxes)</text:p>
      <text:p text:style-name="P35"><text:span text:style-name="T5">Tooth Aches (Dolor de dientes)</text:span></text:p>
      <text:list xml:id="list233228917" text:style-name="L4">
        <text:list-item>
          <text:p text:style-name="P32">Avoid all sugar (Para todo dulce).</text:p>
        </text:list-item>
        <text:list-item>
          <text:p text:style-name="P32">Fill mouth with water.</text:p>
        </text:list-item>
        <text:list-item>
          <text:p text:style-name="P32">Chew a clove of garlic on side of mouth without pain.</text:p>
        </text:list-item>
        <text:list-item>
          <text:p text:style-name="P32">Swish and gargle around water + garlic until pain goes away.</text:p>
        </text:list-item>
        <text:list-item>
          <text:p text:style-name="P32">Spit out mixture.</text:p>
        </text:list-item>
      </text:list>
      <text:p text:style-name="P4"><text:span text:style-name="T5"/></text:p>
      <text:p text:style-name="P4"><text:span text:style-name="T5">IP-6 and Tumors (Baja tamano del tumores con el IP-6.)</text:span> </text:p>
      <text:p text:style-name="P3">Shrink tumors, kill bacteria/viruses by controlling your iron levels naturally. <text:line-break/>Take on an empty stomach with water only.<text:line-break/>No other vitamins/supplements at the same hour.<text:line-break/>IP-6 decreases iron levels, but must be used for a short time period (4 months or less, or until tumor is killed).</text:p>
      <text:p text:style-name="P3"/>
      <text:p text:style-name="P3"><text:tab/><text:span text:style-name="T3">Cualquer Marka</text:span> (Buy the cheapest. They are all the same.)</text:p>
      <text:p text:style-name="P12"><text:tab/>Vitamin Shoppe <text:s/>-o- <text:s/>LuckyVitamin.com <text:s text:c="2"/>-o- <text:s/>Amazon.com</text:p>
      <text:p text:style-name="P12"/>
      <text:p text:style-name="P13">Jabon para cuerpo y manos (Body + Hand Soap)</text:p>
      <text:p text:style-name="P12">No debe tiene SLS (sodium laurate-sulfates)</text:p>
      <text:p text:style-name="P12"/>
      <text:p text:style-name="P24">Dr. Woods Black Soap<text:span text:style-name="T6"> (liquid)</text:span></text:p>
      <text:p text:style-name="P23">Este es el mas bueno.</text:p>
      <text:p text:style-name="P23">Concentrado. Mix/mezcla: ¼ soap (jabon), ¾ water</text:p>
      <text:p text:style-name="P23">LuckyVitamin.com - $6</text:p>
      <text:p text:style-name="P23"/>
      <text:p text:style-name="P24">Kirk's Natural Original Coco Castile Bar Soap</text:p>
      <text:p text:style-name="P23">LuckyVitamin.com <text:s/>-o- Vitamin Shoppe<text:line-break/>$1.10</text:p>
      <text:p text:style-name="P23"/>
      <text:p text:style-name="P24">Dr. Bronner's Organic Castile Soap <text:span text:style-name="T6">(liquid)</text:span></text:p>
      <text:p text:style-name="P23">Vitamin Shoppe - $10</text:p>
      <text:p text:style-name="P23">Concentrado. Mix/mezcla: ¼ soap (jabon), ¾ water</text:p>
      <text:p text:style-name="P23"/>
      <text:p text:style-name="P19">Jabon para platos (Dish Soap)</text:p>
      <text:p text:style-name="P12">No debe tiene SLS (sodium laurate-sulfates)</text:p>
      <text:p text:style-name="P12"/>
      <text:p text:style-name="P26">Sun &amp; Earth Ultra Dishwashing Liquid</text:p>
      <text:p text:style-name="P25">LuckVitamin.com – 13 oz. - <text:span text:style-name="T3">$2.26</text:span></text:p>
      <text:p text:style-name="P25">Amazon.com - 26 oz. - 6 botellas - <text:span text:style-name="T3">$20</text:span></text:p>
      <text:p text:style-name="P25"/>
      <text:p text:style-name="P25"/>
      <text:p text:style-name="P25"/>
      <text:p text:style-name="P25"/>
      <text:p text:style-name="P19">Trampas – Ratones</text:p>
      <text:p text:style-name="P20"><text:tab/></text:p>
      <text:p text:style-name="P21"><text:tab/>d-CON Ultra Set Covered Mouse Trap</text:p>
      <text:p text:style-name="P20"><text:tab/>(grandes)</text:p>
      <text:p text:style-name="P20"><text:tab/>Amazon.com </text:p>
      <text:p text:style-name="P20"/>
      <text:p text:style-name="P20"><text:tab/><text:span text:style-name="T3">d-con mouse trap 12</text:span><text:line-break/><text:tab/>(pequenos)<text:line-break/><text:tab/>eBay.com (no telefono, solo por Internet)</text:p>
      <text:p text:style-name="P20"/>
      <text:p text:style-name="P19">Dientes (Toothpaste)</text:p>
      <text:p text:style-name="P20">No debe tiene Flouride, SLS.</text:p>
      <text:p text:style-name="P20">No use liquidos con alcohol. </text:p>
      <text:p text:style-name="P20"/>
      <text:p text:style-name="P20"><text:tab/><text:span text:style-name="T3">Now XyliWhite Toothpaste Gel</text:span></text:p>
      <text:p text:style-name="P20"><text:tab/>El Mas Bueno.</text:p>
      <text:p text:style-name="P20"><text:tab/>cualquer sabor - $4</text:p>
      <text:p text:style-name="P20"><text:tab/>LuckyVitamin.com</text:p>
      <text:p text:style-name="P20"/>
      <text:p text:style-name="P20"><text:tab/><text:span text:style-name="T3">Kiss My Face Sensitive Toothpaste</text:span> </text:p>
      <text:p text:style-name="P20"><text:tab/>$5 – Vitamin Shoppe</text:p>
      <text:p text:style-name="P20"/>
      <text:p text:style-name="P20"><text:tab/><text:span text:style-name="T3">Spry Spearmint Toothpaste (with Xylitol)</text:span></text:p>
      <text:p text:style-name="P20"><text:tab/>$4 – Vitamin Shoppe</text:p>
      <text:p text:style-name="P20"/>
      <text:p text:style-name="P19">Stevia (diabeticos puede usa esto)</text:p>
      <text:p text:style-name="P20">Evite (avoid) Splenda, azucar, Sweet n' Low, etc. Evite “Diet” cola.</text:p>
      <text:p text:style-name="P20">Todos son malos.</text:p>
      <text:p text:style-name="P20"/>
      <text:p text:style-name="P20"><text:tab/><text:span text:style-name="T3">Wisdom Natural Brands - SweetLeaf Stevia Plus Shaker Powder </text:span><text:line-break/><text:tab/>4 oz. - $10</text:p>
      <text:p text:style-name="P20"><text:tab/>LuckyVitamin.com -o- Amazon.com </text:p>
      <text:p text:style-name="P20"/>
      <text:p text:style-name="P20"><text:tab/><text:span text:style-name="T3">Cualquer marka</text:span> en el supermercado</text:p>
      <text:p text:style-name="P20"/>
      <text:p text:style-name="P19">Cola Natural</text:p>
      <text:p text:style-name="P22"/>
      <text:p text:style-name="P20"><text:tab/><text:span text:style-name="T3">Zevia Natural Cola</text:span></text:p>
      <text:p text:style-name="P20"><text:tab/>Amazon.com: Case of 24 - $34<text:line-break/><text:tab/>- o - </text:p>
      <text:p text:style-name="P20"><text:tab/>Find local store: www.Zevia.com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917in" fo:margin-bottom="0.302in" fo:margin-left="0.2811in" fo:margin-right="0.3437in" style:shadow="none" fo:background-color="transparent" style:writing-mode="lr-tb" style:footnote-max-height="0in">
        <style:background-image/>
        <style:columns fo:column-count="2">
          <style:column style:rel-width="7446*" fo:start-indent="0in" fo:end-indent="0.052in"/>
          <style:column style:rel-width="7300*" fo:start-indent="0.052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iego </meta:initial-creator>
    <meta:creation-date>2009-11-06T01:30:53</meta:creation-date>
    <meta:printed-by>diego </meta:printed-by>
    <meta:print-date>2009-11-06T02:31:12</meta:print-date>
    <dc:date>2009-12-15T05:48:03</dc:date>
    <dc:creator>diego </dc:creator>
    <meta:editing-duration>PT02H09M29S</meta:editing-duration>
    <meta:editing-cycles>35</meta:editing-cycles>
    <meta:generator>OpenOffice.org/3.1$Linux OpenOffice.org_project/310m19$Build-9420</meta:generator>
    <meta:document-statistic meta:table-count="0" meta:image-count="0" meta:object-count="0" meta:page-count="2" meta:paragraph-count="101" meta:word-count="823" meta:character-count="5162"/>
  </office:meta>
</office:document-meta>
</file>